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Noto Sans CJK SC Regular1" svg:font-family="'Noto Sans CJK SC Regular'" style:font-family-generic="swiss" style:font-pitch="variable"/>
    <style:font-face style:name="FreeSans2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1a3915" officeooo:paragraph-rsid="0020e4af" style:font-size-asian="18pt" style:font-weight-asian="bold" style:font-size-complex="18pt" style:font-weight-complex="bold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-color="#eeeee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-color="#336699"/>
      <style:paragraph-properties fo:text-align="center"/>
      <style:text-properties fo:font-size="10pt" style:font-size-asian="10pt" style:font-size-complex="10pt"/>
    </style:style>
    <style:style style:name="P6" style:family="paragraph">
      <style:text-properties fo:font-size="9pt" style:font-size-asian="9pt" style:font-size-complex="9pt"/>
    </style:style>
    <style:style style:name="P7" style:family="paragraph">
      <loext:graphic-properties draw:fill-color="#ffffff"/>
      <style:text-properties fo:font-size="9pt" style:font-size-asian="9pt" style:font-size-complex="9pt"/>
    </style:style>
    <style:style style:name="P8" style:family="paragraph">
      <loext:graphic-properties draw:fill-color="#ffffff"/>
      <style:text-properties fo:font-size="8pt" style:font-size-asian="8pt" style:font-size-complex="8pt"/>
    </style:style>
    <style:style style:name="P9" style:family="paragraph">
      <style:paragraph-properties fo:text-align="center"/>
      <style:text-properties fo:font-size="6pt" style:font-size-asian="6pt" style:font-size-complex="6pt"/>
    </style:style>
    <style:style style:name="P10" style:family="paragraph">
      <loext:graphic-properties draw:fill-color="#ffffff"/>
      <style:paragraph-properties fo:text-align="center"/>
      <style:text-properties fo:font-size="6pt" style:font-size-asian="6pt" style:font-size-complex="6pt"/>
    </style:style>
    <style:style style:name="P11" style:family="paragraph">
      <loext:graphic-properties draw:fill-color="#ffffff"/>
      <style:text-properties fo:font-size="6pt" style:font-size-asian="6pt" style:font-size-complex="6pt"/>
    </style:style>
    <style:style style:name="P12" style:family="paragraph">
      <style:text-properties style:font-name="F" fo:font-size="9pt" fo:font-weight="bold" style:font-size-asian="9pt" style:font-weight-asian="bold" style:font-size-complex="9pt" style:font-weight-complex="bold"/>
    </style:style>
    <style:style style:name="P13" style:family="paragraph">
      <loext:graphic-properties draw:fill-color="#ffffff"/>
      <style:text-properties style:font-name="F" fo:font-size="9pt" fo:font-weight="bold" style:font-size-asian="9pt" style:font-weight-asian="bold" style:font-size-complex="9pt" style:font-weight-complex="bold"/>
    </style:style>
    <style:style style:name="P14" style:family="paragraph">
      <loext:graphic-properties draw:fill-color="#ffffff"/>
      <style:text-properties fo:font-size="9pt" fo:font-weight="bold" style:font-size-asian="9pt" style:font-weight-asian="bold" style:font-size-complex="9pt" style:font-weight-complex="bold"/>
    </style:style>
    <style:style style:name="P15" style:family="paragraph">
      <loext:graphic-properties draw:fill-color="#729fcf"/>
      <style:text-properties fo:font-size="8pt" style:font-size-asian="8pt" style:font-size-complex="8pt"/>
    </style:style>
    <style:style style:name="T1" style:family="text">
      <style:text-properties officeooo:rsid="0020e4af"/>
    </style:style>
    <style:style style:name="T2" style:family="text">
      <style:text-properties fo:font-size="9pt" officeooo:rsid="0020e4af" style:font-size-asian="9pt" style:font-size-complex="9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fo:font-size="8pt" style:font-size-asian="8pt" style:font-size-complex="8pt"/>
    </style:style>
    <style:style style:name="T6" style:family="text">
      <style:text-properties fo:font-size="6pt" style:font-size-asian="6pt" style:font-size-complex="6pt"/>
    </style:style>
    <style:style style:name="T7" style:family="text">
      <style:text-properties style:font-name="F" fo:font-size="9pt" fo:font-weight="bold" style:font-size-asian="9pt" style:font-weight-asian="bold" style:font-size-complex="9pt" style:font-weight-complex="bold"/>
    </style:style>
    <style:style style:name="T8" style:family="text">
      <style:text-properties fo:font-size="9pt" fo:font-weight="bold" style:font-size-asian="9pt" style:font-weight-asian="bold" style:font-size-complex="9pt" style:font-weight-complex="bold"/>
    </style:style>
    <style:style style:name="gr1" style:family="graphic">
      <style:graphic-properties svg:stroke-width="0cm" draw:fill-color="#ffffff" draw:textarea-horizontal-align="justify" draw:textarea-vertical-align="middle" draw:auto-grow-height="false" fo:min-height="12.374cm" fo:min-width="9.17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fill-color="#eeeeee" draw:textarea-horizontal-align="justify" draw:textarea-vertical-align="middle" draw:auto-grow-height="false" fo:min-height="12.411cm" fo:min-width="9.38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fill-color="#ffffff" draw:textarea-horizontal-align="justify" draw:textarea-vertical-align="middle" draw:auto-grow-height="false" fo:min-height="12.342cm" fo:min-width="9.17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fill-color="#336699" draw:textarea-horizontal-align="justify" draw:textarea-vertical-align="middle" draw:auto-grow-height="false" fo:min-height="1.55cm" fo:min-width="8.39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fill-color="#336699" draw:textarea-horizontal-align="justify" draw:textarea-vertical-align="middle" draw:auto-grow-height="false" fo:min-height="1.554cm" fo:min-width="8.39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fill-color="#ffffff" draw:textarea-horizontal-align="justify" draw:textarea-vertical-align="middle" draw:auto-grow-height="true" fo:min-height="0cm" fo:min-width="0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fill-color="#ffffff" draw:textarea-horizontal-align="justify" draw:textarea-vertical-align="middle" draw:auto-grow-height="false" fo:min-height="0.3cm" fo:min-width="1.946cm" style:run-through="foreground" style:wrap="dynamic" style:number-wrapped-paragraphs="no-limit" style:wrap-contour="true" style:wrap-contour-mode="full" style:vertical-pos="from-top" style:vertical-rel="paragraph" style:horizontal-pos="from-left" style:horizontal-rel="paragraph"/>
    </style:style>
    <style:style style:name="gr9" style:family="graphic">
      <style:graphic-properties draw:fill-color="#ffffff" draw:textarea-horizontal-align="justify" draw:textarea-vertical-align="middle" draw:auto-grow-height="false" fo:min-height="0.402cm" fo:min-width="0.45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>
      <style:graphic-properties draw:fill-color="#ffffff" draw:textarea-horizontal-align="justify" draw:textarea-vertical-align="middle" draw:auto-grow-height="false" fo:min-height="0.457cm" fo:min-width="0.527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1" style:family="graphic">
      <style:graphic-properties draw:fill-color="#ffffff" draw:textarea-horizontal-align="justify" draw:textarea-vertical-align="middle" draw:auto-grow-height="false" fo:min-height="0.427cm" fo:min-width="0.39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2" style:family="graphic">
      <style:graphic-properties draw:stroke="none" draw:fill-color="#ffffff" draw:textarea-horizontal-align="justify" draw:textarea-vertical-align="middle" draw:auto-grow-height="false" fo:min-height="0.349cm" fo:min-width="2.9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3" style:family="graphic">
      <style:graphic-properties draw:stroke="none" draw:fill-color="#ffffff" draw:textarea-horizontal-align="justify" draw:textarea-vertical-align="middle" draw:auto-grow-height="false" fo:min-height="0.349cm" fo:min-width="3.49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4" style:family="graphic">
      <style:graphic-properties draw:stroke="none" draw:fill-color="#ffffff" draw:textarea-horizontal-align="justify" draw:textarea-vertical-align="middle" draw:auto-grow-height="false" fo:min-height="0.349cm" fo:min-width="3.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5" style:family="graphic">
      <style:graphic-properties draw:fill-color="#729fcf" draw:textarea-horizontal-align="justify" draw:textarea-vertical-align="middle" draw:auto-grow-height="false" fo:min-height="0.3cm" fo:min-width="1.244cm" style:run-through="foreground" style:wrap="dynamic" style:number-wrapped-paragraphs="no-limit" style:wrap-contour="true" style:wrap-contour-mode="full" style:vertical-pos="from-top" style:vertical-rel="paragraph" style:horizontal-pos="from-left" style:horizontal-rel="paragraph"/>
    </style:style>
    <style:style style:name="gr16" style:family="graphic">
      <style:graphic-properties draw:fill-color="#ffffff" draw:textarea-horizontal-align="justify" draw:textarea-vertical-align="middle" draw:auto-grow-height="false" fo:min-height="0.3cm" fo:min-width="6.505cm" style:run-through="foreground" style:wrap="dynamic" style:number-wrapped-paragraphs="no-limit" style:wrap-contour="true" style:wrap-contour-mode="full" style:vertical-pos="from-top" style:vertical-rel="paragraph" style:horizontal-pos="from-left" style:horizontal-rel="paragraph"/>
    </style:style>
    <style:style style:name="gr17" style:family="graphic">
      <style:graphic-properties draw:fill-color="#ffffff" draw:textarea-horizontal-align="justify" draw:textarea-vertical-align="middle" draw:auto-grow-height="false" fo:min-height="0.771cm" fo:min-width="6.428cm" style:run-through="foreground" style:wrap="dynamic" style:number-wrapped-paragraphs="no-limit" style:wrap-contour="true" style:wrap-contour-mode="full" style:vertical-pos="from-top" style:vertical-rel="paragraph" style:horizontal-pos="from-left" style:horizontal-rel="paragraph"/>
    </style:style>
    <style:style style:name="gr18" style:family="graphic">
      <style:graphic-properties draw:fill-color="#ffffff" draw:textarea-horizontal-align="justify" draw:textarea-vertical-align="middle" draw:auto-grow-height="false" fo:min-height="0.3cm" fo:min-width="1.244cm" style:run-through="foreground" style:wrap="dynamic" style:number-wrapped-paragraphs="no-limit" style:wrap-contour="true" style:wrap-contour-mode="full" style:vertical-pos="from-top" style:vertical-rel="paragraph" style:horizontal-pos="from-left" style:horizontal-rel="paragraph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custom-shape text:anchor-type="paragraph" draw:z-index="13" draw:name="Forme5" draw:style-name="gr8" draw:text-style-name="P8" svg:width="1.978cm" svg:height="0.332cm" svg:x="-0.072cm" svg:y="3.406cm"><text:p><text:span text:style-name="T5">Add vehicles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4" draw:name="Forme5" draw:style-name="gr15" draw:text-style-name="P15" svg:width="1.276cm" svg:height="0.332cm" svg:x="-0.249cm" svg:y="23.012cm"><text:p><text:span text:style-name="T5">Submit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5" draw:name="Forme5" draw:style-name="gr16" draw:text-style-name="P8" svg:width="6.538cm" svg:height="0.332cm" svg:x="-0.014cm" svg:y="19.659cm"><text:p><text:span text:style-name="T5"/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6" draw:name="Forme5" draw:style-name="gr16" draw:text-style-name="P8" svg:width="6.538cm" svg:height="0.332cm" svg:x="0.016cm" svg:y="18.572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7" draw:name="Forme5" draw:style-name="gr16" draw:text-style-name="P8" svg:width="6.538cm" svg:height="0.332cm" svg:x="-0.044cm" svg:y="17.66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8" draw:name="Forme5" draw:style-name="gr16" draw:text-style-name="P8" svg:width="6.538cm" svg:height="0.332cm" svg:x="0.044cm" svg:y="20.805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9" draw:name="Forme5" draw:style-name="gr17" draw:text-style-name="P8" svg:width="6.51cm" svg:height="0.853cm" svg:x="-0.044cm" svg:y="21.893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32" draw:name="Forme5" draw:style-name="gr18" draw:text-style-name="P8" svg:width="1.276cm" svg:height="0.332cm" svg:x="9.805cm" svg:y="16.838cm"><text:p><text:span text:style-name="T5">confirme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0" draw:name="Forme1" draw:style-name="gr1" draw:text-style-name="P2" svg:width="9.173cm" svg:height="12.374cm" svg:x="-0.806cm" svg:y="0.732cm"><text:p/><draw:enhanced-geometry svg:viewBox="0 0 21600 21600" draw:type="rectangle" draw:enhanced-path="M 0 0 L 21600 0 21600 21600 0 21600 0 0 Z N"/></draw:custom-shape><draw:custom-shape text:anchor-type="paragraph" draw:z-index="1" draw:name="Forme1" draw:style-name="gr2" draw:text-style-name="P3" svg:width="9.385cm" svg:height="12.411cm" svg:x="8.795cm" svg:y="0.792cm"><text:p/><draw:enhanced-geometry svg:viewBox="0 0 21600 21600" draw:type="rectangle" draw:enhanced-path="M 0 0 L 21600 0 21600 21600 0 21600 0 0 Z N"/></draw:custom-shape><draw:custom-shape text:anchor-type="paragraph" draw:z-index="2" draw:name="Forme1" draw:style-name="gr3" draw:text-style-name="P2" svg:width="9.173cm" svg:height="12.343cm" svg:x="-0.919cm" svg:y="13.873cm"><text:p/><draw:enhanced-geometry svg:viewBox="0 0 21600 21600" draw:type="rectangle" draw:enhanced-path="M 0 0 L 21600 0 21600 21600 0 21600 0 0 Z N"/></draw:custom-shape><draw:custom-shape text:anchor-type="paragraph" draw:z-index="3" draw:name="Forme2" draw:style-name="gr4" draw:text-style-name="P5" svg:width="8.561cm" svg:height="1.717cm" svg:x="-0.379cm" svg:y="1.346cm"><text:p text:style-name="P4"><text:span text:style-name="T3">&lt;header&gt;CAR HANDLE&lt;/header&gt;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4" draw:name="Forme2" draw:style-name="gr5" draw:text-style-name="P5" svg:width="8.564cm" svg:height="1.721cm" svg:x="9.192cm" svg:y="1.341cm"><text:p text:style-name="P4"><text:span text:style-name="T3">&lt;header&gt;CAR HANDLE&lt;/header&gt;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5" draw:name="Forme2" draw:style-name="gr4" draw:text-style-name="P5" svg:width="8.561cm" svg:height="1.717cm" svg:x="9.264cm" svg:y="17.958cm"><text:p text:style-name="P4"><text:span text:style-name="T3">&lt;footer&gt;&lt;/footer&gt;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6" draw:name="Forme2" draw:style-name="gr4" draw:text-style-name="P5" svg:width="8.561cm" svg:height="1.717cm" svg:x="9.218cm" svg:y="10.548cm"><text:p text:style-name="P4"><text:span text:style-name="T3">&lt;footer&gt;&lt;/footer&gt;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7" draw:name="Forme3" draw:style-name="gr6" draw:text-style-name="P7" svg:width="7.843cm" svg:height="0.368cm" svg:x="-0.074cm" svg:y="3.962cm"><text:p text:style-name="P6"><text:span text:style-name="T4">Categories <text:s text:c="10"/>Mark <text:s text:c="9"/>Color <text:s text:c="11"/>Price <text:s text:c="11"/>Action</text:span></text:p><draw:enhanced-geometry svg:viewBox="0 0 21600 21600" draw:type="rectangle" draw:enhanced-path="M 0 0 L 21600 0 21600 21600 0 21600 0 0 Z N"/></draw:custom-shape><draw:line text:anchor-type="paragraph" draw:z-index="8" draw:name="Forme4" draw:style-name="gr7" draw:text-style-name="P4" svg:x1="-0.288cm" svg:y1="4.39cm" svg:x2="7.826cm" svg:y2="4.39cm"><text:p/></draw:line><draw:line text:anchor-type="paragraph" draw:z-index="9" draw:style-name="gr7" draw:text-style-name="P4" svg:x1="7.334cm" svg:y1="8.389cm" svg:x2="7.359cm" svg:y2="8.366cm"><text:p/></draw:line><draw:line text:anchor-type="paragraph" draw:z-index="10" draw:name="Forme4" draw:style-name="gr7" draw:text-style-name="P4" svg:x1="-0.288cm" svg:y1="5.168cm" svg:x2="7.826cm" svg:y2="5.168cm"><text:p/></draw:line><draw:custom-shape text:anchor-type="paragraph" draw:z-index="15" draw:name="Forme6" draw:style-name="gr9" draw:text-style-name="P10" svg:width="0.502cm" svg:height="0.445cm" svg:x="6.103cm" svg:y="4.556cm"><text:p text:style-name="P9"><text:span text:style-name="T6">read</text:span></text:p><draw:enhanced-geometry svg:viewBox="0 0 21600 21600" draw:path-stretchpoint-x="10800" draw:path-stretchpoint-y="10800" draw:text-areas="?f3 ?f4 ?f5 ?f6" draw:mirror-vertical="false" draw:mirror-horizontal="false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6" draw:name="Forme6" draw:style-name="gr10" draw:text-style-name="P10" svg:width="0.578cm" svg:height="0.507cm" svg:x="6.761cm" svg:y="4.535cm"><text:p text:style-name="P4"><text:span text:style-name="T6">edit</text:span></text:p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7" draw:name="Forme6" draw:style-name="gr11" draw:text-style-name="P11" svg:width="0.442cm" svg:height="0.47cm" svg:x="7.662cm" svg:y="4.535cm"><text:p><text:span text:style-name="T6">delete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8" draw:name="Forme7" draw:style-name="gr12" draw:text-style-name="P13" svg:width="2.941cm" svg:height="0.35cm" svg:x="2.223cm" svg:y="0.997cm"><text:p text:style-name="P12"><text:span text:style-name="T7">Home page</text:span></text:p><draw:enhanced-geometry svg:viewBox="0 0 21600 21600" draw:type="rectangle" draw:enhanced-path="M 0 0 L 21600 0 21600 21600 0 21600 0 0 Z N"/></draw:custom-shape><draw:custom-shape text:anchor-type="paragraph" draw:z-index="19" draw:name="Forme7" draw:style-name="gr13" draw:text-style-name="P13" svg:width="3.499cm" svg:height="0.35cm" svg:x="11.337cm" svg:y="0.991cm"><text:p text:style-name="P12"><text:span text:style-name="T7">Vue/Vehicles.php</text:span></text:p><draw:enhanced-geometry svg:viewBox="0 0 21600 21600" draw:type="rectangle" draw:enhanced-path="M 0 0 L 21600 0 21600 21600 0 21600 0 0 Z N"/></draw:custom-shape><draw:line text:anchor-type="paragraph" draw:z-index="14" draw:name="Forme4" draw:style-name="gr7" draw:text-style-name="P4" svg:x1="-0.192cm" svg:y1="6.791cm" svg:x2="7.922cm" svg:y2="6.791cm"><text:p/></draw:line><draw:line text:anchor-type="paragraph" draw:z-index="11" draw:name="Forme4" draw:style-name="gr7" draw:text-style-name="P4" svg:x1="-0.288cm" svg:y1="5.708cm" svg:x2="7.826cm" svg:y2="5.708cm"><text:p/></draw:line><draw:line text:anchor-type="paragraph" draw:z-index="12" draw:name="Forme4" draw:style-name="gr7" draw:text-style-name="P4" svg:x1="-0.192cm" svg:y1="6.227cm" svg:x2="7.922cm" svg:y2="6.227cm"><text:p/></draw:line><draw:custom-shape text:anchor-type="paragraph" draw:z-index="20" draw:name="Forme7" draw:style-name="gr13" draw:text-style-name="P13" svg:width="3.499cm" svg:height="0.35cm" svg:x="1.723cm" svg:y="14.162cm"><text:p text:style-name="P12"><text:span text:style-name="T7">Vue/edit.php</text:span></text:p><draw:enhanced-geometry svg:viewBox="0 0 21600 21600" draw:type="rectangle" draw:enhanced-path="M 0 0 L 21600 0 21600 21600 0 21600 0 0 Z N"/></draw:custom-shape><draw:custom-shape text:anchor-type="paragraph" draw:z-index="21" draw:name="Forme2" draw:style-name="gr4" draw:text-style-name="P5" svg:width="8.561cm" svg:height="1.717cm" svg:x="-0.526cm" svg:y="14.605cm"><text:p text:style-name="P4"><text:span text:style-name="T3">&lt;header&gt;CAR HANDLE&lt;/header&gt;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2" draw:name="Forme2" draw:style-name="gr4" draw:text-style-name="P5" svg:width="8.561cm" svg:height="1.717cm" svg:x="-0.631cm" svg:y="24.001cm"><text:p text:style-name="P4"><text:span text:style-name="T3">&lt;footer&gt;&lt;/footer&gt;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3" draw:name="Forme7" draw:style-name="gr14" draw:text-style-name="P14" svg:width="3.5cm" svg:height="0.35cm" svg:x="0.224cm" svg:y="16.866cm"><text:p><text:span text:style-name="T8"/></text:p><text:p><text:span text:style-name="T8"/></text:p><text:p><text:span text:style-name="T8"/></text:p><text:p><text:span text:style-name="T8"/></text:p><text:p><text:span text:style-name="T8"/></text:p><text:p><text:span text:style-name="T8"/></text:p><text:p><text:span text:style-name="T8"/></text:p><text:p><text:span text:style-name="T8"/></text:p><text:p><text:span text:style-name="T8"/></text:p><text:p><text:span text:style-name="T8"/></text:p><text:p><text:span text:style-name="T8"/></text:p><text:p><text:span text:style-name="T8"/></text:p><text:p><text:span text:style-name="T8">Edit Vehicle</text:span></text:p><text:p><text:span text:style-name="T8">Categories</text:span></text:p><text:p><text:span text:style-name="T8"/></text:p><text:p><text:span text:style-name="T8"/></text:p><text:p><text:span text:style-name="T8">Mark</text:span></text:p><text:p><text:span text:style-name="T8"/></text:p><text:p><text:span text:style-name="T8"/></text:p><text:p><text:span text:style-name="T8">Color</text:span></text:p><text:p><text:span text:style-name="T8"/></text:p><text:p><text:span text:style-name="T8"/></text:p><text:p><text:span text:style-name="T8">Price</text:span></text:p><text:p><text:span text:style-name="T8"/></text:p><text:p><text:span text:style-name="T8"/></text:p><text:p><text:span text:style-name="T8">Description</text:span></text:p><draw:enhanced-geometry svg:viewBox="0 0 21600 21600" draw:type="rectangle" draw:enhanced-path="M 0 0 L 21600 0 21600 21600 0 21600 0 0 Z N"/></draw:custom-shape><draw:custom-shape text:anchor-type="paragraph" draw:z-index="30" draw:name="Forme2" draw:style-name="gr4" draw:text-style-name="P5" svg:width="8.561cm" svg:height="1.717cm" svg:x="9.176cm" svg:y="14.693cm"><text:p text:style-name="P4"><text:span text:style-name="T3">&lt;header&gt;CAR HANDLE&lt;/header&gt;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31" draw:name="Forme7" draw:style-name="gr13" draw:text-style-name="P13" svg:width="3.499cm" svg:height="0.35cm" svg:x="11.485cm" svg:y="14.222cm"><text:p text:style-name="P12"><text:span text:style-name="T7">Vue/delete.php</text:span></text:p><draw:enhanced-geometry svg:viewBox="0 0 21600 21600" draw:type="rectangle" draw:enhanced-path="M 0 0 L 21600 0 21600 21600 0 21600 0 0 Z N"/></draw:custom-shape>WIREFRAME PC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Noto Sans CJK SC Regular1" svg:font-family="'Noto Sans CJK SC Regular'" style:font-family-generic="swiss" style:font-pitch="variable"/>
    <style:font-face style:name="FreeSans2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2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9T09:36:31.352975126</meta:creation-date>
    <dc:date>2017-10-29T10:45:59.611174094</dc:date>
    <meta:editing-duration>PT34M48S</meta:editing-duration>
    <meta:editing-cycles>10</meta:editing-cycles>
    <meta:generator>LibreOffice/5.1.6.2$Linux_X86_64 LibreOffice_project/10m0$Build-2</meta:generator>
    <meta:document-statistic meta:table-count="0" meta:image-count="0" meta:object-count="0" meta:page-count="1" meta:paragraph-count="1" meta:word-count="2" meta:character-count="13" meta:non-whitespace-character-count="11"/>
  </office:meta>
</office:document-meta>
</file>